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officeooo:paragraph-rsid="0017b3aa"/>
    </style:style>
    <style:style style:name="P2" style:family="paragraph" style:parent-style-name="Normal" style:master-page-name="MP0">
      <style:paragraph-properties style:page-number="auto" fo:break-before="page"/>
      <style:text-properties fo:font-size="10pt" fo:language="uk" fo:country="UA" style:font-size-asian="10pt" style:font-size-complex="10pt"/>
    </style:style>
    <style:style style:name="P3" style:family="paragraph" style:parent-style-name="Normal">
      <style:text-properties fo:font-size="10pt" officeooo:paragraph-rsid="001c6011" style:font-size-asian="10pt" style:font-size-complex="10pt"/>
    </style:style>
    <style:style style:name="P4" style:family="paragraph" style:parent-style-name="Normal">
      <style:text-properties fo:font-size="10pt" fo:language="uk" fo:country="UA" style:font-size-asian="10pt" style:font-size-complex="10pt"/>
    </style:style>
    <style:style style:name="T1" style:family="text">
      <style:text-properties fo:font-size="10pt" fo:language="uk" fo:country="UA" officeooo:rsid="0017b3aa" style:font-size-asian="10pt" style:font-size-complex="10pt"/>
    </style:style>
    <style:style style:name="T2" style:family="text">
      <style:text-properties fo:font-size="10pt" fo:language="uk" fo:country="UA" officeooo:rsid="00196fd9" style:font-size-asian="10pt" style:font-size-complex="10pt"/>
    </style:style>
    <style:style style:name="T3" style:family="text">
      <style:text-properties fo:color="#a9b7c6" style:font-name="DejaVu Sans Mono" fo:font-size="13.5pt" fo:language="uk" fo:country="UA" officeooo:rsid="00196fd9" style:font-size-asian="10pt" style:font-size-complex="10pt"/>
    </style:style>
    <style:style style:name="T4" style:family="text">
      <style:text-properties officeooo:rsid="001c6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1 Визначити та описати проблему, вирішенню якої буде присвячена курсова робота.</text:p>
      <text:p text:style-name="P4"/>
      <text:p text:style-name="P4"/>
      <text:p text:style-name="P3"><text:span text:style-name="T4">У сучасному світі успіх визначається не лише нашими професійними навичками, але і "розміром" кола наших знайомтсв. Чим воно ширше - тим більш впливо- вішою людиною ми є. </text:span></text:p>
      <text:p text:style-name="P3"/>
      <text:p text:style-name="P3"><text:span text:style-name="T4">Експерт в обасті встановлення нових знайомств - Кейт Феррацці радить кож- ному, хто прагне досягати нових людей та підтримувати зв'язок зі старими, вести нотатки про своїх друзів, куди записувати головну та додаткову інфор- мацію. Таким чином ми зможемо не просто мати багато знайомих, але і під- тримувати з ними "якісний" зв'язок. </text:span></text:p>
      <text:p text:style-name="P3"/>
      <text:p text:style-name="P3"><text:span text:style-name="T4">Провівши дослідження у цій області я прийшов до висновку, що без виключе- ння всі люди, які наслідують порадам Кейта є успішними у справі пошуку та підтримання зв'язку з людьми. </text:span></text:p>
      <text:p text:style-name="P3"/>
      <text:p text:style-name="P3"><text:span text:style-name="T4">Але, в той самий час, усі вони стикаються з незручностями при ведені нотаток. Ті часто зберігаються в паперовому вигляді і, як наслідок, є незручними для редагування та оновлення. Ті ж з них, які зберігаються на електронних носіях не можуть бути відсортованні зручним чином. Також унеможливлюється зручний (автоматизований) пошук контактів та інформації про ни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Жека Мороз</meta:initial-creator>
    <meta:creation-date>2018-02-24T18:11:00Z</meta:creation-date>
    <dc:date>2018-03-16T02:03:56.141854020</dc:date>
    <meta:editing-cycles>3</meta:editing-cycles>
    <meta:editing-duration>PT5M30S</meta:editing-duration>
    <meta:document-statistic meta:table-count="0" meta:image-count="0" meta:object-count="0" meta:page-count="1" meta:paragraph-count="5" meta:word-count="171" meta:character-count="1124" meta:non-whitespace-character-count="955"/>
    <meta:template xlink:type="simple" xlink:actuate="onRequest" xlink:title="" xlink:href="Normal.dotm"/>
  </office:meta>
</office:document-meta>
</file>